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5830000015F7626BB6E.svm" manifest:media-type=""/>
  <manifest:file-entry manifest:full-path="Pictures/20000001000005DC0000015F06F8B0A6.svm" manifest:media-type=""/>
  <manifest:file-entry manifest:full-path="Pictures/2000000100000118000000D86AB3B7FE.svm" manifest:media-type=""/>
  <manifest:file-entry manifest:full-path="Pictures/10000000000000200000002000309F1C.png" manifest:media-type="image/png"/>
  <manifest:file-entry manifest:full-path="Pictures/200000010000010F000000F2CD2953B9.svm" manifest:media-type=""/>
  <manifest:file-entry manifest:full-path="Pictures/200000010000017D00000129378A2547.svm" manifest:media-type=""/>
  <manifest:file-entry manifest:full-path="Pictures/200000010000018E0000012DD46A69DD.svm" manifest:media-type=""/>
  <manifest:file-entry manifest:full-path="Pictures/20000001000001EB000000E95DF01FCD.svm" manifest:media-type=""/>
  <manifest:file-entry manifest:full-path="Pictures/2000000100000131000000D8744C42C9.svm" manifest:media-type=""/>
  <manifest:file-entry manifest:full-path="Pictures/2000000100000120000000D8342BBF19.svm" manifest:media-type=""/>
  <manifest:file-entry manifest:full-path="Pictures/200000020000019C000000DEF9ED42BF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mu 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left(\mu+1\right)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left(\mu+1\right) 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183cm" svg:height="2.793cm" svg:x="3.736cm" svg:y="0.916cm">
          <draw:image xlink:href="Pictures/200000020000019C000000DEF9ED42BF.eps" xlink:type="simple" xlink:show="embed" xlink:actuate="onLoad">
            <text:p/>
          </draw:image>
        </draw:frame>
        <draw:custom-shape draw:style-name="gr2" draw:text-style-name="P1" draw:layer="layout" svg:width="2.368cm" svg:height="1.036cm" svg:x="4.934cm" svg:y="1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174cm" svg:y1="1.605cm" svg:x2="6.035cm" svg:y2="1.605cm">
          <text:p/>
        </draw:line>
        <draw:frame draw:style-name="gr4" draw:text-style-name="P1" draw:layer="layout" svg:width="0.456cm" svg:height="0.355cm" svg:x="5.855cm" svg:y="1.705cm">
          <draw:image xlink:href="Pictures/200000010000017D00000129378A2547.svm" xlink:type="simple" xlink:show="embed" xlink:actuate="onLoad">
            <text:p/>
          </draw:image>
        </draw:frame>
        <draw:frame draw:style-name="gr5" draw:text-style-name="P1" draw:layer="layout" svg:width="0.588cm" svg:height="0.278cm" svg:x="3.167cm" svg:y="2.634cm">
          <draw:image xlink:href="Pictures/20000001000001EB000000E95DF01FCD.svm" xlink:type="simple" xlink:show="embed" xlink:actuate="onLoad">
            <text:p/>
          </draw:image>
        </draw:frame>
        <draw:frame draw:style-name="gr6" draw:text-style-name="P1" draw:layer="layout" svg:width="0.344cm" svg:height="0.258cm" svg:x="8.381cm" svg:y="2.689cm">
          <draw:image xlink:href="Pictures/2000000100000120000000D8342BBF19.svm" xlink:type="simple" xlink:show="embed" xlink:actuate="onLoad">
            <text:p/>
          </draw:image>
        </draw:frame>
        <draw:frame draw:style-name="gr7" draw:text-style-name="P1" draw:layer="layout" svg:width="0.365cm" svg:height="0.258cm" svg:x="8.976cm" svg:y="1.003cm">
          <draw:image xlink:href="Pictures/2000000100000131000000D8744C42C9.svm" xlink:type="simple" xlink:show="embed" xlink:actuate="onLoad">
            <text:p/>
          </draw:image>
        </draw:frame>
        <draw:frame draw:style-name="gr8" draw:text-style-name="P1" draw:layer="layout" svg:width="1.799cm" svg:height="0.42cm" svg:x="4.535cm" svg:y="0.489cm">
          <draw:image xlink:href="Pictures/20000001000005DC0000015F06F8B0A6.svm" xlink:type="simple" xlink:show="embed" xlink:actuate="onLoad">
            <text:p/>
          </draw:image>
        </draw:frame>
        <draw:frame draw:style-name="gr9" draw:text-style-name="P1" draw:layer="layout" svg:width="0.335cm" svg:height="0.258cm" svg:x="7.18cm" svg:y="0.57cm">
          <draw:image xlink:href="Pictures/2000000100000118000000D86AB3B7FE.svm" xlink:type="simple" xlink:show="embed" xlink:actuate="onLoad">
            <text:p/>
          </draw:image>
        </draw:frame>
        <draw:frame draw:style-name="gr10" draw:text-style-name="P1" draw:layer="layout" svg:width="0.476cm" svg:height="0.36cm" svg:x="8.327cm" svg:y="1.591cm">
          <draw:image xlink:href="Pictures/200000010000018E0000012DD46A69DD.svm" xlink:type="simple" xlink:show="embed" xlink:actuate="onLoad">
            <text:p/>
          </draw:image>
        </draw:frame>
        <draw:frame draw:style-name="gr11" draw:text-style-name="P1" draw:layer="layout" svg:width="1.692cm" svg:height="0.42cm" svg:x="2.063cm" svg:y="1.501cm">
          <draw:image xlink:href="Pictures/20000001000005830000015F7626BB6E.svm" xlink:type="simple" xlink:show="embed" xlink:actuate="onLoad">
            <text:p/>
          </draw:image>
        </draw:frame>
        <draw:frame draw:style-name="gr12" draw:text-style-name="P1" draw:layer="layout" svg:width="0.324cm" svg:height="0.289cm" svg:x="8.154cm" svg:y="0.725cm">
          <draw:image xlink:href="Pictures/200000010000010F000000F2CD2953B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7T17:39:35</meta:creation-date>
    <meta:editing-duration>PT44M58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07-27T18:48:35</dc:date>
    <dc:creator>kkk </dc:creator>
    <meta:document-statistic meta:object-count="12"/>
    <meta:template xlink:type="simple" xlink:actuate="onRequest" xlink:title="kkkFigures" xlink:href="../../../../../.libreoffice/3/user/template/kkkFigures.otg" meta:date="2014-07-27T17:39:34"/>
  </office:meta>
</office:document-meta>
</file>